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0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PSL1 , Knitting store , Audit repor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ate: 07-09-202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physically(bndl)</text:p>
          </table:table-cell>
          <table:table-cell table:style-name="ce2" office:value-type="string" calcext:value-type="string">
            <text:p>Map(Bundle)</text:p>
          </table:table-cell>
          <table:table-cell table:style-name="ce2" office:value-type="string" calcext:value-type="string">
            <text:p>Report(bndl)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1">
          <table:table-cell table:style-name="ce3" office:value-type="float" office:value="10801" calcext:value-type="float">
            <text:p>1080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table:style-name="ce3" office:value-type="float" office:value="10804" calcext:value-type="float">
            <text:p>1080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lank</text:p>
          </table:table-cell>
          <table:table-cell table:style-name="ce5"/>
        </table:table-row>
        <table:table-row table:style-name="ro1">
          <table:table-cell table:style-name="ce3" office:value-type="float" office:value="10805" calcext:value-type="float">
            <text:p>1080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5"/>
        </table:table-row>
        <table:table-row table:style-name="ro1">
          <table:table-cell table:style-name="ce3" office:value-type="float" office:value="10508" calcext:value-type="float">
            <text:p>1050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Missing 1</text:p>
          </table:table-cell>
        </table:table-row>
        <table:table-row table:style-name="ro1">
          <table:table-cell table:style-name="ce3" office:value-type="float" office:value="10602" calcext:value-type="float">
            <text:p>1060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Extra 1 </text:p>
          </table:table-cell>
        </table:table-row>
        <table:table-row table:style-name="ro1">
          <table:table-cell table:style-name="ce3" office:value-type="float" office:value="10603" calcext:value-type="float">
            <text:p>1060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Extra 1 </text:p>
          </table:table-cell>
        </table:table-row>
        <table:table-row table:style-name="ro1">
          <table:table-cell table:style-name="ce3" office:value-type="float" office:value="10708" calcext:value-type="float">
            <text:p>1070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Extra 3 </text:p>
          </table:table-cell>
        </table:table-row>
        <table:table-row table:style-name="ro1">
          <table:table-cell table:style-name="ce3" office:value-type="float" office:value="10803" calcext:value-type="float">
            <text:p>1080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eed deliver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11:04:58.137422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11:05:01.666985979</meta:creation-date>
    <meta:editing-duration>PT4M41S</meta:editing-duration>
    <meta:editing-cycles>2</meta:editing-cycles>
    <meta:generator>LibreOffice/6.4.7.2$Linux_X86_64 LibreOffice_project/40$Build-2</meta:generator>
    <dc:date>2022-09-07T13:24:47.334328020</dc:date>
    <meta:document-statistic meta:table-count="1" meta:cell-count="53" meta:object-count="0"/>
  </office:meta>
</office:document-meta>
</file>